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3" style:family="table" style:master-page-name="First_20_Page">
      <style:table-properties style:width="17cm" style:page-number="auto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 style:writing-mode="page"/>
    </style:style>
    <style:style style:name="Таблица3.2" style:family="table-row">
      <style:table-row-properties style:min-row-height="3.387cm"/>
    </style:style>
    <style:style style:name="Таблица3.3" style:family="table-row">
      <style:table-row-properties style:min-row-height="5.207cm"/>
    </style:style>
    <style:style style:name="Таблица3.4" style:family="table-row">
      <style:table-row-properties style:min-row-height="5.498cm"/>
    </style:style>
    <style:style style:name="Таблица3.6" style:family="table-row">
      <style:table-row-properties style:min-row-height="4.935cm"/>
    </style:style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3.006cm" style:rel-column-width="11254*"/>
    </style:style>
    <style:style style:name="Таблица1.B" style:family="table-column">
      <style:table-column-properties style:column-width="4.591cm" style:rel-column-width="17192*"/>
    </style:style>
    <style:style style:name="Таблица1.C" style:family="table-column">
      <style:table-column-properties style:column-width="4.895cm" style:rel-column-width="18328*"/>
    </style:style>
    <style:style style:name="Таблица1.D" style:family="table-column">
      <style:table-column-properties style:column-width="5.009cm" style:rel-column-width="18761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style:font-name-asian="Source Han Sans CN" style:font-size-asian="18.2000007629395pt" style:font-name-complex="Droid Sans Devanagari1" style:font-size-complex="18.200000762939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4pt" officeooo:rsid="003043fb" officeooo:paragraph-rsid="003043fb" style:font-name-asian="Source Han Sans CN" style:font-size-asian="18.2000007629395pt" style:font-name-complex="Droid Sans Devanagari1" style:font-size-complex="18.2000007629395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4pt" officeooo:rsid="0030ea57" officeooo:paragraph-rsid="0030ea57" style:font-name-asian="Source Han Sans CN" style:font-size-asian="18.2000007629395pt" style:font-name-complex="Droid Sans Devanagari1" style:font-size-complex="18.2000007629395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32c04e" officeooo:paragraph-rsid="0032c04e" style:font-name-asian="Source Han Sans CN" style:font-size-asian="18.2000007629395pt" style:font-name-complex="Droid Sans Devanagari1" style:font-size-complex="18.2000007629395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3043fb" officeooo:paragraph-rsid="003043fb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Times New Roman" fo:language="ru" fo:country="RU" officeooo:rsid="004221f0" officeooo:paragraph-rsid="004221f0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style:font-name="Times New Roman" fo:language="ru" fo:country="RU" officeooo:rsid="004351dc" officeooo:paragraph-rsid="004351dc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language="ru" fo:country="RU" officeooo:rsid="004351dc" officeooo:paragraph-rsid="004351dc"/>
    </style:style>
    <style:style style:name="P12" style:family="paragraph" style:parent-style-name="Text_20_body">
      <style:text-properties style:font-name="Times New Roman" fo:language="ru" fo:country="RU" officeooo:rsid="0066f235" officeooo:paragraph-rsid="0066f235"/>
    </style:style>
    <style:style style:name="P13" style:family="paragraph" style:parent-style-name="Subtitle">
      <style:text-properties style:font-name="Times New Roman" officeooo:rsid="0006f2be" officeooo:paragraph-rsid="001eacf5"/>
    </style:style>
    <style:style style:name="P14" style:family="paragraph" style:parent-style-name="Text_20_body">
      <style:text-properties style:font-name="Times New Roman" officeooo:rsid="001e57ff" officeooo:paragraph-rsid="001e57ff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feb6" officeooo:paragraph-rsid="0060fe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93cf" officeooo:paragraph-rsid="006693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290d8" officeooo:paragraph-rsid="00629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3cee7" officeooo:paragraph-rsid="0063ce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93cf" officeooo:paragraph-rsid="006693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text-properties officeooo:paragraph-rsid="003a9843"/>
    </style:style>
    <style:style style:name="P22" style:family="paragraph" style:parent-style-name="Text_20_body">
      <style:text-properties officeooo:rsid="0060feb6" officeooo:paragraph-rsid="0060feb6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en" fo:country="US" officeooo:rsid="006693cf" officeooo:paragraph-rsid="006693cf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6693cf" officeooo:paragraph-rsid="006693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Heading_20_1">
      <style:text-properties style:font-name="Times New Roman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style:font-name="Times New Roman"/>
    </style:style>
    <style:style style:name="P28" style:family="paragraph" style:parent-style-name="Text_20_body" style:list-style-name="L1">
      <style:text-properties officeooo:paragraph-rsid="001e57ff"/>
    </style:style>
    <style:style style:name="P29" style:family="paragraph" style:parent-style-name="Text_20_body" style:list-style-name="L1">
      <style:text-properties style:font-name="Times New Roman" officeooo:rsid="001e57ff" officeooo:paragraph-rsid="001e57ff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text-properties officeooo:paragraph-rsid="004f9d26"/>
    </style:style>
    <style:style style:name="P32" style:family="paragraph" style:parent-style-name="Text_20_body" style:list-style-name="L2">
      <style:text-properties fo:language="ru" fo:country="RU" officeooo:rsid="004f9d26" officeooo:paragraph-rsid="004f9d26"/>
    </style:style>
    <style:style style:name="P33" style:family="paragraph" style:parent-style-name="Text_20_body" style:list-style-name="L2">
      <style:text-properties fo:language="ru" fo:country="RU" officeooo:rsid="004f9d26" officeooo:paragraph-rsid="004fc405"/>
    </style:style>
    <style:style style:name="P34" style:family="paragraph" style:parent-style-name="Text_20_body" style:list-style-name="L2">
      <style:text-properties fo:language="ru" fo:country="RU" officeooo:paragraph-rsid="004fc405"/>
    </style:style>
    <style:style style:name="P35" style:family="paragraph" style:parent-style-name="Text_20_body" style:list-style-name="L2">
      <style:text-properties fo:language="ru" fo:country="RU" officeooo:rsid="005238db" officeooo:paragraph-rsid="005238db"/>
    </style:style>
    <style:style style:name="P36" style:family="paragraph" style:parent-style-name="Text_20_body" style:list-style-name="L2">
      <style:text-properties fo:language="ru" fo:country="RU" officeooo:rsid="00523cf8" officeooo:paragraph-rsid="00523cf8"/>
    </style:style>
    <style:style style:name="P37" style:family="paragraph" style:parent-style-name="Text_20_body" style:list-style-name="L2">
      <style:text-properties fo:language="ru" fo:country="RU" officeooo:rsid="0056a75e" officeooo:paragraph-rsid="0056a75e"/>
    </style:style>
    <style:style style:name="P38" style:family="paragraph" style:parent-style-name="Text_20_body" style:list-style-name="L2">
      <style:text-properties fo:language="ru" fo:country="RU" officeooo:rsid="00582ad0" officeooo:paragraph-rsid="00582ad0"/>
    </style:style>
    <style:style style:name="P39" style:family="paragraph" style:parent-style-name="Text_20_body" style:list-style-name="L2">
      <style:text-properties fo:language="ru" fo:country="RU" officeooo:rsid="00594350" officeooo:paragraph-rsid="00594350"/>
    </style:style>
    <style:style style:name="P40" style:family="paragraph" style:parent-style-name="Text_20_body" style:list-style-name="L2">
      <style:text-properties fo:language="ru" fo:country="RU" officeooo:rsid="005add37" officeooo:paragraph-rsid="005add37"/>
    </style:style>
    <style:style style:name="P41" style:family="paragraph" style:parent-style-name="Text_20_body" style:list-style-name="L2">
      <style:text-properties fo:language="ru" fo:country="RU" officeooo:rsid="005ffdfb" officeooo:paragraph-rsid="005ffdf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eac7"/>
    </style:style>
    <style:style style:name="T3" style:family="text">
      <style:text-properties fo:language="en" fo:country="US" officeooo:rsid="004f9d26"/>
    </style:style>
    <style:style style:name="T4" style:family="text">
      <style:text-properties fo:language="en" fo:country="US" officeooo:rsid="005b4319"/>
    </style:style>
    <style:style style:name="T5" style:family="text">
      <style:text-properties fo:language="en" fo:country="US" officeooo:rsid="005d0a66"/>
    </style:style>
    <style:style style:name="T6" style:family="text">
      <style:text-properties fo:language="ru" fo:country="RU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en" fo:country="US" officeooo:rsid="00491af2"/>
    </style:style>
    <style:style style:name="T9" style:family="text">
      <style:text-properties style:font-name="Times New Roman" officeooo:rsid="004b0925"/>
    </style:style>
    <style:style style:name="T10" style:family="text">
      <style:text-properties style:font-name="Times New Roman" officeooo:rsid="001e57ff"/>
    </style:style>
    <style:style style:name="T11" style:family="text">
      <style:text-properties officeooo:rsid="0032c04e"/>
    </style:style>
    <style:style style:name="T12" style:family="text">
      <style:text-properties officeooo:rsid="00491af2"/>
    </style:style>
    <style:style style:name="T13" style:family="text">
      <style:text-properties officeooo:rsid="004b0925"/>
    </style:style>
    <style:style style:name="T14" style:family="text">
      <style:text-properties officeooo:rsid="004f9d26"/>
    </style:style>
    <style:style style:name="T15" style:family="text">
      <style:text-properties officeooo:rsid="004fc405"/>
    </style:style>
    <style:style style:name="T16" style:family="text">
      <style:text-properties officeooo:rsid="005add37"/>
    </style:style>
    <style:style style:name="T17" style:family="text">
      <style:text-properties officeooo:rsid="005b4319"/>
    </style:style>
    <style:style style:name="T18" style:family="text">
      <style:text-properties officeooo:rsid="005d0a66"/>
    </style:style>
    <style:style style:name="T19" style:family="text">
      <style:text-properties officeooo:rsid="005ed6a4"/>
    </style:style>
    <style:style style:name="T20" style:family="text">
      <style:text-properties officeooo:rsid="0060feb6"/>
    </style:style>
    <style:style style:name="T21" style:family="text">
      <style:text-properties officeooo:rsid="003a9843"/>
    </style:style>
    <style:style style:name="T22" style:family="text">
      <style:text-properties officeooo:rsid="0069a5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3">МИНИСТЕРСТВО НАУКИ И ВЫСШЕГО ОБРАЗОВАНИЯ РОССИЙСКОЙ ФЕДЕРАЦИИ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8">ФЕДЕРАЛЬНОЕ ГОСУДАРСТВЕННОЕ АВТОНОМНОЕ ОБРАЗОВАТЕЛЬНОЕ УЧРЕЖДЕНИЕ ВЫСШЕГО ОБРАЗОВАНИЯ</text:p>
            <text:p text:style-name="P8">«СЕВАСТОПОЛЬСКИЙ ГОСУДАРСТВЕННЫЙ УНИВЕРСИТЕТ»</text:p>
          </table:table-cell>
          <table:covered-table-cell/>
        </table:table-row>
        <table:table-row table:style-name="Таблица3.3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4">кафедра «Информационные системы»</text:p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7">Отчёт</text:p>
            <text:p text:style-name="P3"><text:span text:style-name="T11">по л</text:span>абораторн<text:span text:style-name="T11">ой</text:span> работ<text:span text:style-name="T11">е</text:span> №<text:span text:style-name="T12">4</text:span></text:p>
            <text:p text:style-name="P3">по дисциплине «Технические средства информационных систем»</text:p>
          </table:table-cell>
          <table:covered-table-cell/>
        </table:table-row>
        <table:table-row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4">Выполнил:</text:p>
            <text:p text:style-name="P4">ст.гр. ИС/б-20-2-о</text:p>
            <text:p text:style-name="P4">Филозоп А.Н.</text:p>
          </table:table-cell>
        </table:table-row>
        <table:table-row table:style-name="Таблица3.6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5">Принял:</text:p>
            <text:p text:style-name="P6">Минкин С.И.</text:p>
          </table:table-cell>
        </table:table-row>
        <table:table-row>
          <table:table-cell table:style-name="Таблица3.A1" table:number-columns-spanned="2" office:value-type="string">
            <text:p text:style-name="P3">Севастополь</text:p>
            <text:p text:style-name="P3">2022 г.</text:p>
          </table:table-cell>
          <table:covered-table-cell/>
        </table:table-row>
      </table:table>
      <text:h text:style-name="P25" text:outline-level="1" text:is-list-header="true"/>
      <text:h text:style-name="P26" text:outline-level="1"><text:span text:style-name="T7">Лабораторная работа №</text:span><text:span text:style-name="T8">4</text:span></text:h>
      <text:p text:style-name="P13">Исследование методов программирования обработки строковых данных</text:p>
      <text:h text:style-name="P27" text:outline-level="2">Цель работы</text:h>
      <text:p text:style-name="P14">Изучить основные команды языка ассемблера для обработки строковых данных и команды передачи управления, исследовать их воздействие на процесс ассемблирования и формирования листинга программы. Исследовать особенности функционирования блоков 16–разрядного микропроцессора при выполнении команд обработки строк и передачи управления. Приобрести практические навыки программирования на языке ассемблера МП 8086 задач обработки линейных массивов.</text:p>
      <text:h text:style-name="P27" text:outline-level="2">Постановка задачи</text:h>
      <text:p text:style-name="P14">Составит программу, состоящую из следующих процедур обработки строк:</text:p>
      <text:list xml:id="list538215336" text:style-name="L1">
        <text:list-item>
          <text:p text:style-name="P29"><text:span text:style-name="T13">з</text:span>аполнить 100+10i ячеек области памяти, начинающейся с адреса MAS1 рядом натуральных чисел;</text:p>
        </text:list-item>
        <text:list-item>
          <text:p text:style-name="P28"><text:span text:style-name="T9">п</text:span><text:span text:style-name="T10">ереслать массив слов из области памяти, начиная с адреса MAS1 в область с начальным адресом MAS2;</text:span></text:p>
        </text:list-item>
        <text:list-item>
          <text:p text:style-name="P29"><text:span text:style-name="T13">н</text:span>айти в заданном массиве число, равное двум последним цифрам Вашей зачетной книжки и определить его индекс;</text:p>
        </text:list-item>
        <text:list-item>
          <text:p text:style-name="P28"><text:span text:style-name="T9">в</text:span><text:span text:style-name="T10">ычислить сумму элементов массива MAS1.</text:span></text:p>
        </text:list-item>
      </text:list>
      <text:h text:style-name="P27" text:outline-level="2">Ход выполнения работы</text:h>
      <text:p text:style-name="P21"><text:span text:style-name="T21">В листинге 1 представлен код </text:span><text:span text:style-name="T20">составленной программы.</text:span></text:p>
      <text:p text:style-name="P21"/>
      <text:p text:style-name="P21"/>
      <text:p text:style-name="P22"><text:soft-page-break/>Листинг 1 — Программа обработки строк</text:p>
      <text:p text:style-name="Листинг_20_программы">ORG 100h</text:p>
      <text:p text:style-name="Листинг_20_программы"/>
      <text:p text:style-name="Листинг_20_программы">_init PROC</text:p>
      <text:p text:style-name="Листинг_20_программы"><text:s text:c="2"/>CALL main</text:p>
      <text:p text:style-name="Листинг_20_программы"><text:s text:c="2"/>RET</text:p>
      <text:p text:style-name="Листинг_20_программы">_init ENDP</text:p>
      <text:p text:style-name="Листинг_20_программы"/>
      <text:p text:style-name="Листинг_20_программы">main PROC</text:p>
      <text:p text:style-name="Листинг_20_программы"><text:s text:c="2"/>MOV AX, [main_array_size]</text:p>
      <text:p text:style-name="Листинг_20_программы"><text:s text:c="2"/>LEA BX, main_array</text:p>
      <text:p text:style-name="Листинг_20_программы"><text:s text:c="2"/>MOV CX, -50</text:p>
      <text:p text:style-name="Листинг_20_программы"><text:s text:c="2"/>MOV DX, 10</text:p>
      <text:p text:style-name="Листинг_20_программы"><text:s text:c="2"/>CALL generate_array</text:p>
      <text:p text:style-name="Листинг_20_программы"/>
      <text:p text:style-name="Листинг_20_программы"><text:s text:c="2"/>LEA AX, main_array</text:p>
      <text:p text:style-name="Листинг_20_программы"><text:s text:c="2"/>LEA BX, main_second_array</text:p>
      <text:p text:style-name="Листинг_20_программы"><text:s text:c="2"/>MOV CX, [main_array_size]</text:p>
      <text:p text:style-name="Листинг_20_программы"><text:s text:c="2"/>CALL copy_array</text:p>
      <text:p text:style-name="Листинг_20_программы"/>
      <text:p text:style-name="Листинг_20_программы"><text:s text:c="2"/>MOV AX, 30</text:p>
      <text:p text:style-name="Листинг_20_программы"><text:s text:c="2"/>LEA BX, main_second_array</text:p>
      <text:p text:style-name="Листинг_20_программы"><text:s text:c="2"/>MOV CX, [main_array_size]</text:p>
      <text:p text:style-name="Листинг_20_программы"><text:s text:c="2"/>CALL search_element</text:p>
      <text:p text:style-name="Листинг_20_программы"/>
      <text:p text:style-name="Листинг_20_программы"><text:s text:c="2"/>MOV AX, 5</text:p>
      <text:p text:style-name="Листинг_20_программы"><text:s text:c="2"/>LEA BX, main_second_array</text:p>
      <text:p text:style-name="Листинг_20_программы"><text:s text:c="2"/>MOV CX, [main_array_size]</text:p>
      <text:p text:style-name="Листинг_20_программы"><text:s text:c="2"/>CALL search_element</text:p>
      <text:p text:style-name="Листинг_20_программы"><text:s text:c="2"/></text:p>
      <text:p text:style-name="Листинг_20_программы"><text:s text:c="2"/>MOV AX, 0</text:p>
      <text:p text:style-name="Листинг_20_программы"><text:s text:c="2"/>LEA BX, main_array</text:p>
      <text:p text:style-name="Листинг_20_программы"><text:s text:c="2"/>MOV CX, [main_array_size]</text:p>
      <text:p text:style-name="Листинг_20_программы"><text:s text:c="2"/>CALL array_sum</text:p>
      <text:p text:style-name="Листинг_20_программы"><text:s text:c="2"/></text:p>
      <text:p text:style-name="Листинг_20_программы"><text:s text:c="2"/>RET</text:p>
      <text:p text:style-name="Листинг_20_программы">main ENDP</text:p>
      <text:p text:style-name="Листинг_20_программы"/>
      <text:p text:style-name="Листинг_20_программы">; Register arguments</text:p>
      <text:p text:style-name="Листинг_20_программы">; AX -&gt; array size</text:p>
      <text:p text:style-name="Листинг_20_программы">; BX -&gt; array address</text:p>
      <text:p text:style-name="Листинг_20_программы">; CX -&gt; initialize value</text:p>
      <text:p text:style-name="Листинг_20_программы">; DX -&gt; step</text:p>
      <text:p text:style-name="Листинг_20_программы">generate_array PROC</text:p>
      <text:p text:style-name="Листинг_20_программы"><text:s text:c="2"/>ga_loop:</text:p>
      <text:p text:style-name="Листинг_20_программы"><text:s text:c="4"/>MOV [BX], CX</text:p>
      <text:p text:style-name="Листинг_20_программы"><text:s text:c="4"/>ADD CX, DX</text:p>
      <text:p text:style-name="Листинг_20_программы"><text:s text:c="4"/>INC BX</text:p>
      <text:p text:style-name="Листинг_20_программы"><text:s text:c="4"/>INC BX</text:p>
      <text:p text:style-name="Листинг_20_программы"><text:s text:c="4"/>DEC AX</text:p>
      <text:p text:style-name="Листинг_20_программы"><text:s text:c="4"/>JNZ ga_loop</text:p>
      <text:p text:style-name="Листинг_20_программы"><text:s text:c="2"/>RET</text:p>
      <text:p text:style-name="Листинг_20_программы">generate_array ENDP</text:p>
      <text:p text:style-name="Листинг_20_программы"/>
      <text:p text:style-name="Листинг_20_программы">; Register arguments</text:p>
      <text:p text:style-name="Листинг_20_программы">; AX -&gt; "from" array</text:p>
      <text:p text:style-name="Листинг_20_программы">; BX -&gt; "to" array</text:p>
      <text:p text:style-name="Листинг_20_программы">; CX -&gt; array size</text:p>
      <text:p text:style-name="Листинг_20_программы">copy_array PROC</text:p>
      <text:p text:style-name="Листинг_20_программы"><text:s text:c="2"/>PUSH SI</text:p>
      <text:p text:style-name="Листинг_20_программы"><text:s text:c="2"/>PUSH DI</text:p>
      <text:p text:style-name="Листинг_20_программы"/>
      <text:p text:style-name="Листинг_20_программы"><text:s text:c="2"/>CLD</text:p>
      <text:p text:style-name="Листинг_20_программы"><text:s text:c="2"/>MOV SI, AX</text:p>
      <text:p text:style-name="Листинг_20_программы"><text:s text:c="2"/>MOV DI, BX</text:p>
      <text:p text:style-name="Листинг_20_программы"><text:s text:c="2"/>REP MOVSW</text:p>
      <text:p text:style-name="Листинг_20_программы"/>
      <text:p text:style-name="Листинг_20_программы"><text:s text:c="2"/>POP DI</text:p>
      <text:p text:style-name="Листинг_20_программы"><text:s text:c="2"/>POP SI</text:p>
      <text:p text:style-name="Листинг_20_программы"><text:s text:c="2"/>RET</text:p>
      <text:p text:style-name="Листинг_20_программы">copy_array ENDP</text:p>
      <text:p text:style-name="Листинг_20_программы"/>
      <text:p text:style-name="Листинг_20_программы">; Register arguments</text:p>
      <text:p text:style-name="Листинг_20_программы">; AX -&gt; value</text:p>
      <text:p text:style-name="Листинг_20_программы"><text:soft-page-break/>; BX -&gt; array address</text:p>
      <text:p text:style-name="Листинг_20_программы">; CX -&gt; array size</text:p>
      <text:p text:style-name="Листинг_20_программы">; RETURN</text:p>
      <text:p text:style-name="Листинг_20_программы">; AX -&gt; index. -1 if element is not found.</text:p>
      <text:p text:style-name="Листинг_20_программы">search_element PROC</text:p>
      <text:p text:style-name="Листинг_20_программы"><text:s text:c="2"/>MOV _se_element, AX</text:p>
      <text:p text:style-name="Листинг_20_программы"><text:s text:c="2"/>MOV _se_array_start, BX</text:p>
      <text:p text:style-name="Листинг_20_программы"/>
      <text:p text:style-name="Листинг_20_программы"><text:s text:c="2"/>se_loop:</text:p>
      <text:p text:style-name="Листинг_20_программы"><text:s text:c="4"/>MOV AX, [_se_element]</text:p>
      <text:p text:style-name="Листинг_20_программы"><text:s text:c="4"/>XOR AX, [BX]</text:p>
      <text:p text:style-name="Листинг_20_программы"><text:s text:c="4"/>JZ se_loop_found</text:p>
      <text:p text:style-name="Листинг_20_программы"><text:s text:c="4"/>INC BX</text:p>
      <text:p text:style-name="Листинг_20_программы"><text:s text:c="4"/>INC BX</text:p>
      <text:p text:style-name="Листинг_20_программы"><text:s text:c="4"/>DEC CX</text:p>
      <text:p text:style-name="Листинг_20_программы"><text:s text:c="4"/>JNZ se_loop</text:p>
      <text:p text:style-name="Листинг_20_программы"><text:s text:c="6"/>MOV AX, -1</text:p>
      <text:p text:style-name="Листинг_20_программы"><text:s text:c="4"/>JMP se_loop_end</text:p>
      <text:p text:style-name="Листинг_20_программы"><text:s text:c="4"/>se_loop_found:</text:p>
      <text:p text:style-name="Листинг_20_программы"><text:s text:c="6"/>MOV AX, BX</text:p>
      <text:p text:style-name="Листинг_20_программы"><text:s text:c="6"/>SUB AX, _se_array_start</text:p>
      <text:p text:style-name="Листинг_20_программы"><text:s text:c="6"/>SHR AX, 1</text:p>
      <text:p text:style-name="Листинг_20_программы"><text:s text:c="2"/>se_loop_end:</text:p>
      <text:p text:style-name="Листинг_20_программы"/>
      <text:p text:style-name="Листинг_20_программы"><text:s text:c="2"/>RET</text:p>
      <text:p text:style-name="Листинг_20_программы">search_element ENDP</text:p>
      <text:p text:style-name="Листинг_20_программы"/>
      <text:p text:style-name="Листинг_20_программы">; Register arguments</text:p>
      <text:p text:style-name="Листинг_20_программы">; AX -&gt; None</text:p>
      <text:p text:style-name="Листинг_20_программы">; BX -&gt; array address</text:p>
      <text:p text:style-name="Листинг_20_программы">; CX -&gt; array size</text:p>
      <text:p text:style-name="Листинг_20_программы">; RETURN</text:p>
      <text:p text:style-name="Листинг_20_программы">; AX -&gt; sum.</text:p>
      <text:p text:style-name="Листинг_20_программы">array_sum PROC</text:p>
      <text:p text:style-name="Листинг_20_программы"><text:s text:c="2"/>MOV AX, 0</text:p>
      <text:p text:style-name="Листинг_20_программы"><text:s text:c="2"/>as_loop:</text:p>
      <text:p text:style-name="Листинг_20_программы"><text:s text:c="4"/>MOV DX, [BX]</text:p>
      <text:p text:style-name="Листинг_20_программы"><text:s text:c="4"/>ADD AX, DX</text:p>
      <text:p text:style-name="Листинг_20_программы"><text:s text:c="8"/>ADD BX, 2</text:p>
      <text:p text:style-name="Листинг_20_программы"><text:s text:c="4"/>DEC CX</text:p>
      <text:p text:style-name="Листинг_20_программы"><text:s text:c="4"/>JNZ as_loop</text:p>
      <text:p text:style-name="Листинг_20_программы"><text:s text:c="2"/>RET</text:p>
      <text:p text:style-name="Листинг_20_программы">array_sum ENDP</text:p>
      <text:p text:style-name="Листинг_20_программы"/>
      <text:p text:style-name="Листинг_20_программы">main_array DW 10 DUP(0)</text:p>
      <text:p text:style-name="Листинг_20_программы">main_second_array DW 10 DUP(0)</text:p>
      <text:p text:style-name="Листинг_20_программы">main_array_size DW 10</text:p>
      <text:p text:style-name="Листинг_20_программы"/>
      <text:p text:style-name="Листинг_20_программы">_se_element DW ?</text:p>
      <text:p text:style-name="Листинг_20_программы">_se_array_start DW ?</text:p>
      <text:p text:style-name="Листинг_20_программы"/>
      <text:p text:style-name="Листинг_20_программы">END _init</text:p>
      <text:p text:style-name="Листинг_20_программы"/>
      <text:p text:style-name="P22">Программа была запущена в эмуляторе. Таблица <text:sequence-ref text:reference-format="value" text:ref-name="refTable0">1</text:sequence-ref><text:s/>содержит название вызываемой процедуры, <text:span text:style-name="T6">входные данные, ожидаемый и полученный результат выполнения процедуры.</text:span></text:p>
      <text:p text:style-name="P22"/>
      <text:p text:style-name="P22"/>
      <text:p text:style-name="P22"/>
      <text:p text:style-name="P22"/>
      <text:p text:style-name="P15"><text:soft-page-break/>Таблица <text:sequence text:ref-name="refTable0" text:name="Table" text:formula="ooow:Table+1" style:num-format="1">1</text:sequence><text:s/>— Тестирование разработанных процедур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Название процедуры</text:p>
          </table:table-cell>
          <table:table-cell table:style-name="Таблица1.A1" office:value-type="string">
            <text:p text:style-name="P16">Входные данные</text:p>
          </table:table-cell>
          <table:table-cell table:style-name="Таблица1.A1" office:value-type="string">
            <text:p text:style-name="P16">Ожидаемый результат выполнения процедуры</text:p>
          </table:table-cell>
          <table:table-cell table:style-name="Таблица1.D1" office:value-type="string">
            <text:p text:style-name="P16">Результат выполнения процедуры</text:p>
          </table:table-cell>
        </table:table-row>
        <table:table-row>
          <table:table-cell table:style-name="Таблица1.A2" office:value-type="string">
            <text:p text:style-name="P18">generate_array</text:p>
          </table:table-cell>
          <table:table-cell table:style-name="Таблица1.A2" office:value-type="string">
            <text:p text:style-name="P17">Адрес начала строки из слов, размер строки, начало -50, шаг 10.</text:p>
          </table:table-cell>
          <table:table-cell table:style-name="Таблица1.A2" office:value-type="string">
            <text:p text:style-name="P17">Строка из элементов:</text:p>
            <text:p text:style-name="P24">{-50, -40, -30, -20, -10, 0, 10, 20, 30, 40}.</text:p>
          </table:table-cell>
          <table:table-cell table:style-name="Таблица1.D2" office:value-type="string">
            <text:p text:style-name="P17">Строка из элементов:</text:p>
            <text:p text:style-name="P24">{-50, -40, -30, -20, -10, 0, 10, 20, 30, 40}.</text:p>
          </table:table-cell>
        </table:table-row>
        <table:table-row>
          <table:table-cell table:style-name="Таблица1.A2" office:value-type="string">
            <text:p text:style-name="P19">copy_array</text:p>
          </table:table-cell>
          <table:table-cell table:style-name="Таблица1.A2" office:value-type="string">
            <text:p text:style-name="P17">Адрес источника, адрес приёмника и размер переданных строк.</text:p>
          </table:table-cell>
          <table:table-cell table:style-name="Таблица1.A2" office:value-type="string">
            <text:p text:style-name="P17">Строка-приёмник содержит в точности те же элементы, что и строка-источник.</text:p>
          </table:table-cell>
          <table:table-cell table:style-name="Таблица1.D2" office:value-type="string">
            <text:p text:style-name="P17">Строка-приёмник содержит в точности те же элементы, что и строка-источник.</text:p>
          </table:table-cell>
        </table:table-row>
        <table:table-row>
          <table:table-cell table:style-name="Таблица1.A2" office:value-type="string">
            <text:p text:style-name="P19">search_element</text:p>
          </table:table-cell>
          <table:table-cell table:style-name="Таблица1.A2" office:value-type="string">
            <text:p text:style-name="P17">Искомый элемент 30, адрес начала строки, размер строки.</text:p>
          </table:table-cell>
          <table:table-cell table:style-name="Таблица1.A2" office:value-type="string">
            <text:p text:style-name="P17">Регистр <text:span text:style-name="T1">AX </text:span><text:span text:style-name="T6">содержит значение </text:span><text:span text:style-name="T6"><draw:frame draw:style-name="fr1" draw:name="Объект1" text:anchor-type="as-char" svg:y="-0.377cm" svg:width="0.679cm" svg:height="0.531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6">.</text:span></text:p>
          </table:table-cell>
          <table:table-cell table:style-name="Таблица1.D2" office:value-type="string">
            <text:p text:style-name="P17">Регистр <text:span text:style-name="T1">AX </text:span><text:span text:style-name="T6">содержит значение </text:span><text:span text:style-name="T6"><draw:frame draw:style-name="fr1" draw:name="Объект6" text:anchor-type="as-char" svg:y="-0.377cm" svg:width="2.145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.</text:span></text:p>
          </table:table-cell>
        </table:table-row>
        <table:table-row>
          <table:table-cell table:style-name="Таблица1.A2" office:value-type="string">
            <text:p text:style-name="P19">search_element</text:p>
          </table:table-cell>
          <table:table-cell table:style-name="Таблица1.A2" office:value-type="string">
            <text:p text:style-name="P17">Искомый элемент 5, адрес начала строки и ё размер.</text:p>
          </table:table-cell>
          <table:table-cell table:style-name="Таблица1.A2" office:value-type="string">
            <text:p text:style-name="P20">Регистр <text:span text:style-name="T1">AX </text:span>содержит <draw:frame draw:style-name="fr1" draw:name="Объект7" text:anchor-type="as-char" svg:y="-0.377cm" svg:width="1.012cm" svg:height="0.531cm" draw:z-index="7"><draw:object xlink:href="./Object 8" xlink:type="simple" xlink:show="embed" xlink:actuate="onLoad"/><draw:image xlink:href="./ObjectReplacements/Object 8" xlink:type="simple" xlink:show="embed" xlink:actuate="onLoad"/></draw:frame>.</text:p>
          </table:table-cell>
          <table:table-cell table:style-name="Таблица1.D2" office:value-type="string">
            <text:p text:style-name="P17">Регистр <text:span text:style-name="T1">AX </text:span><text:span text:style-name="T6">содержит </text:span><text:span text:style-name="T6"><draw:frame draw:style-name="fr1" draw:name="Объект8" text:anchor-type="as-char" svg:y="-0.377cm" svg:width="2.678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.</text:span></text:p>
          </table:table-cell>
        </table:table-row>
        <table:table-row>
          <table:table-cell table:style-name="Таблица1.A2" office:value-type="string">
            <text:p text:style-name="P19">array_sum</text:p>
          </table:table-cell>
          <table:table-cell table:style-name="Таблица1.A2" office:value-type="string">
            <text:p text:style-name="P20">Начальный адрес строки и её размер.</text:p>
          </table:table-cell>
          <table:table-cell table:style-name="Таблица1.A2" office:value-type="string">
            <text:p text:style-name="P17">Регистр <text:span text:style-name="T1">AX </text:span><text:span text:style-name="T6">содержит </text:span><text:span text:style-name="T6"><draw:frame draw:style-name="fr1" draw:name="Объект9" text:anchor-type="as-char" svg:y="-0.377cm" svg:width="1.229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">.</text:span></text:p>
          </table:table-cell>
          <table:table-cell table:style-name="Таблица1.D2" office:value-type="string">
            <text:p text:style-name="P17">Регистр <text:span text:style-name="T1">AX </text:span><text:span text:style-name="T6">содержит </text:span><text:span text:style-name="T6"><draw:frame draw:style-name="fr1" draw:name="Объект10" text:anchor-type="as-char" svg:y="-0.377cm" svg:width="2.845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">.</text:span></text:p>
          </table:table-cell>
        </table:table-row>
      </table:table>
      <text:p text:style-name="P23"/>
      <text:p text:style-name="P23"><text:tab/><text:span text:style-name="T6">Все составленные тесты были пройдены, значит программа и процедуры в частности работают корректно.</text:span></text:p>
      <text:h text:style-name="P27" text:outline-level="2" text:is-list-header="true">Вывод</text:h>
      <text:p text:style-name="P12">При выполнении данной лабораторной работы были получены навыки работы со строками, использования условных переходов и составления циклов и процедур. Также были повторно закреплены знания о способах адресации значений.</text:p>
      <text:p text:style-name="P9"/>
      <text:p text:style-name="P10">Приложение А</text:p>
      <text:p text:style-name="P11">Ответы на контрольные вопросы</text:p>
      <text:list xml:id="list4138635409" text:style-name="L2">
        <text:list-item>
          <text:p text:style-name="P30">Различие между командой и директивой состоит в том, что команды порождают одну машинную команду, а директивы содержат управляющую информацию для ассемблера.</text:p>
        </text:list-item>
        <text:list-item>
          <text:p text:style-name="P30">Для определения данных используются директивы DB (определение переменной размером 1 байт), DW (определение переменной размером 1 машинное слово, или 2 байта), DD (определение переменной размером 2 слова, или 4 байта). Для инициализации нескольких ячеек используется DUP.</text:p>
        </text:list-item>
        <text:list-item>
          <text:p text:style-name="P31">Для оформления процедур используются директивы<text:span text:style-name="T2"> </text:span><text:span text:style-name="T3">PROC</text:span><text:span text:style-name="T2"> </text:span>(начало процедуры) и <text:span text:style-name="T3">ENDP </text:span>(окончание процедуры). После<text:span text:style-name="T1"> </text:span><text:span text:style-name="T3">PROC</text:span><text:span text:style-name="T1"> </text:span>допустимо указание <text:span text:style-name="T3">NEAR </text:span>(код процедуры находится в том же сегменте, что и точки вызова процедуры) или <text:span text:style-name="T3">FAR </text:span>(код процедуры находится в другом сегменте).</text:p>
        </text:list-item>
        <text:list-item>
          <text:p text:style-name="P30">Используются следующие типы сегментов: DATA (сегмент с данными), CODE (сегмент с кодом), STACK (сегмент стека).</text:p>
        </text:list-item>
        <text:list-item>
          <text:p text:style-name="P30">Используются следующие типы выравнивания: PARA (адрес сегмента XXX0, где X – любое шестнадцатеричное число), PAGE (XX00), WORD (XXXE) и BYTE (XXXX).</text:p>
        </text:list-item>
        <text:list-item>
          <text:p text:style-name="P30">Директива ORG позволяет переопределить счётчик команд ассемблера. Используется при написании программ EXE, где требуется <draw:frame draw:style-name="fr1" draw:name="Объект15" text:anchor-type="as-char" svg:y="-0.377cm" svg:width="1.097cm" svg:height="0.53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s/>отступ на от начала исполняемого файла.</text:p>
        </text:list-item>
        <text:list-item>
          <text:p text:style-name="P30">Директива<text:span text:style-name="T1"> </text:span><text:span text:style-name="T3">END</text:span><text:span text:style-name="T1"> </text:span>для процедур сообщает о завершении кода процедуры; для сегмента — приостановить инкремент счётчика адресов относительно сегмента.</text:p>
        </text:list-item>
        <text:list-item>
          <text:p text:style-name="P32">В языке ассемблера строкой называется набор однотипных элементов (байтов, слов). Для обработки строк используются команды: <text:span text:style-name="T22">MOVS (переслать элемент из SI в DI), LODS (загрузить элемент из SI в AL/AX), STOS (записать содержимое AL/AX в DI), CMPS (сравнить содержимое SI и DI), SCAS (сравнить AL/AX с содержимым SI)</text:span>.</text:p>
        </text:list-item>
        <text:list-item>
          <text:p text:style-name="P33"><text:soft-page-break/>Отличия <text:span text:style-name="T1">SI</text:span> от <text:span text:style-name="T1">DI</text:span> состоят в следующем: в командах обработки строк SI указывает на источник данных, а DI – на приёмник данных; SI обычно связан с сегментом данных DS, а DI – с дополнительным сегментом ES.</text:p>
        </text:list-item>
        <text:list-item>
          <text:p text:style-name="P34"><text:span text:style-name="T14">Для задания направления перемещения по строкам применяется флаг D, который устанавливается командой </text:span><text:span text:style-name="T3">STD</text:span><text:span text:style-name="T14"> и сбрасывается командой </text:span><text:span text:style-name="T3">CLD</text:span><text:span text:style-name="T14">. Пр</text:span><text:span text:style-name="T15">и </text:span><text:span text:style-name="T14">нулевом значении флага при каждом повторении происходит увеличение адресов источника и приемника, а при единичном – уменьшение.</text:span></text:p>
        </text:list-item>
        <text:list-item>
          <text:p text:style-name="P35">Необходимость пересылки байта или слова ассемблер определяет при помощи постфикса команды. Таким образом, если указан постфикс <text:span text:style-name="T1">W, </text:span>то будет переслано слово, а если <text:span text:style-name="T1">B – </text:span>байт.</text:p>
        </text:list-item>
        <text:list-item>
          <text:p text:style-name="P36">При использовании префикса <text:span text:style-name="T1">REP </text:span>количество повторений можно указать при помощи занесения в регистр <text:span text:style-name="T1">CX </text:span>количества необходимых повторений.</text:p>
        </text:list-item>
        <text:list-item>
          <text:p text:style-name="P36">Существуют следующие модификации префикса <text:span text:style-name="T1">REP: REPZ/REPE </text:span>позволяют повторить операцию, пока флаг <text:span text:style-name="T1">ZF </text:span>не будет установлен в нуль или <text:span text:style-name="T1">CX </text:span>не будет равен 0; <text:span text:style-name="T1">REPNZ/ REPNE </text:span>позволяют повторить операцию, пока флаг <text:span text:style-name="T1">ZF </text:span>не будет установлен в единицу или <text:span text:style-name="T1">CX </text:span>не будет равен 1.</text:p>
        </text:list-item>
        <text:list-item>
          <text:p text:style-name="P37">Особенность выполнения команд передачи управления в пределах одного сегмента и между сегментами состоит <text:s/>том, что в первом случае модифицируется только регистр <text:span text:style-name="T1">IP </text:span>и адрес перехода представлен одним словом, а во втором случае модифицируются регистры <text:span text:style-name="T1">IP </text:span>и <text:span text:style-name="T1">CS </text:span>и адрес перехода состоит из двух слов.</text:p>
        </text:list-item>
        <text:list-item>
          <text:p text:style-name="P38">Существуют следующие команды условного перехода: <text:span text:style-name="T1">JZ, JNZ, JG, JS </text:span>и другие. Условие передачи управления определяется на основе состояния соответствующих флагов <text:span text:style-name="T1">PSW.</text:span></text:p>
        </text:list-item>
        <text:list-item>
          <text:p text:style-name="P38">Для управления циклами используются команды <text:span text:style-name="T1">LOOP (</text:span>уменьшение <text:span text:style-name="T1">CX </text:span>и переход по адресу при <draw:frame draw:style-name="fr1" draw:name="Объект2" text:anchor-type="as-char" svg:y="-0.377cm" svg:width="1.349cm" svg:height="0.467cm" draw:z-index="1"><draw:object xlink:href="./Object 3" xlink:type="simple" xlink:show="embed" xlink:actuate="onLoad"/><draw:image xlink:href="./ObjectReplacements/Object 3" xlink:type="simple" xlink:show="embed" xlink:actuate="onLoad"/></draw:frame><text:span text:style-name="T1">), LOOPZ/LOOPE (</text:span>то же, что и <text:span text:style-name="T1">LOOP, </text:span>но переходит при установке <draw:frame draw:style-name="fr1" draw:name="Объект3" text:anchor-type="as-char" svg:y="-0.377cm" svg:width="1.296cm" svg:height="0.467cm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">) </text:span>и <text:span text:style-name="T1">LOOPNZ/LOOPNE (</text:span>то же, что и <text:span text:style-name="T1">LOOP, </text:span>но переходит при установке <draw:frame draw:style-name="fr1" draw:name="Объект4" text:anchor-type="as-char" svg:y="-0.377cm" svg:width="1.309cm" svg:height="0.467cm" draw:z-index="3"><draw:object xlink:href="./Object 5" xlink:type="simple" xlink:show="embed" xlink:actuate="onLoad"/><draw:image xlink:href="./ObjectReplacements/Object 5" xlink:type="simple" xlink:show="embed" xlink:actuate="onLoad"/></draw:frame><text:span text:style-name="T1">).</text:span></text:p>
        </text:list-item>
        <text:list-item>
          <text:p text:style-name="P39">Суть защищённого режима работы процессора состоит в защите кода текущей программы или пространства других программ от непреднамеренного чте<text:soft-page-break/>ния/записи. <text:span text:style-name="T16">Защита осуществляется следующим образом: в сегментный регистр заносится не реальное значение сегмента, а селектор.</text:span></text:p>
        </text:list-item>
        <text:list-item>
          <text:p text:style-name="P40">Дескриптор сегмента — структура данных, характеризующая размещение и длину используемого сегмента. <text:span text:style-name="T17">Располагается в памяти ПЭВМ. Состоит из 4-х слов. Первое зарезервировано, третье содержит младшие разряды базы, четвёртое — размер сегмента. Второе слова содержит следующую информацию: биты «присутствие в основной памяти» </text:span><text:span text:style-name="T5">P</text:span><text:span text:style-name="T17">, «обращение к сегменту»</text:span><text:span text:style-name="T4"> </text:span><text:span text:style-name="T5">A</text:span><text:span text:style-name="T4"> </text:span><text:span text:style-name="T17">и «системный сегмент» </text:span><text:span text:style-name="T5">S</text:span><text:span text:style-name="T17">; уровень привилегий дескриптора </text:span><text:span text:style-name="T4">DPL; </text:span><text:span text:style-name="T17">тип сегмента; старшие разряды базы.</text:span></text:p>
        </text:list-item>
        <text:list-item>
          <text:p text:style-name="P40">Виртуальная память – это способ организации основной памяти большой емкости с помощью внешней памяти. Она позволяет при составлении программы распоряжаться всем пространством адресов, <text:span text:style-name="T18">называемых виртуальными. Для поддержки виртуальной памяти используется дескриптор сегмента следующим образом: бит </text:span><text:span text:style-name="T5">P </text:span><text:span text:style-name="T18">указывает при </text:span><text:span text:style-name="T18"><draw:frame draw:style-name="fr1" draw:name="Объект5" text:anchor-type="as-char" svg:y="-0.377cm" svg:width="1.055cm" svg:height="0.467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8">, что данная страница находится в памяти и УУП осуществляет преобразование виртуального адреса в физический, иначе УУП передаёт ЦП сигнал отсутствия сегмента; в «Тип» указывается, разрешена ли запись в сегмент, тип сегмента.</text:span></text:p>
        </text:list-item>
        <text:list-item>
          <text:p text:style-name="P40">Процессор <text:span text:style-name="T18">второго поколения</text:span> состоит из четырех блоков: адресного AU, шинного BU, исполнительного EU и командного IU, причем все блоки могут работать параллельно. Шинный блок осуществляет считывание памяти и портов ввода/вывода. Адресный блок вычисляет все адреса и формирует физические адреса. <text:span text:style-name="T18">За счёт параллельной работы блоков возможно повышение производительности в 2-3 раза. </text:span><text:span text:style-name="T19">Также процессор может работать в реальном и защищённом режимах.</text:span></text:p>
        </text:list-item>
        <text:list-item>
          <text:p text:style-name="P40">…</text:p>
        </text:list-item>
        <text:list-item>
          <text:p text:style-name="P41">Сегмент состояния задачи состоит из 22-х слов. В нём хранятся состояния всех регистров, начальные значения указателей стеков уровней привилегий 0, 1 и 2, селектор локальной таблицы дескрипторов данной задачи. Совокупность ячеек ПС, ФР и РОН называют блоком управления задачей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21:21:02.441000000</meta:creation-date>
    <meta:editing-duration>PT4H10M27S</meta:editing-duration>
    <meta:editing-cycles>49</meta:editing-cycles>
    <meta:generator>LibreOffice/7.3.7.2$Linux_X86_64 LibreOffice_project/30$Build-2</meta:generator>
    <dc:date>2022-12-01T08:51:59.606326464</dc:date>
    <meta:document-statistic meta:table-count="2" meta:image-count="0" meta:object-count="11" meta:page-count="8" meta:paragraph-count="192" meta:word-count="1425" meta:character-count="9888" meta:non-whitespace-character-count="8468"/>
  </office:meta>
</office:document-meta>
</file>

<file path=Object 1/content.xml><?xml version="1.0" encoding="utf-8"?>
<math xmlns="http://www.w3.org/1998/Math/MathML" display="block">
  <semantics>
    <msub>
      <mn>8</mn>
      <mn>10</mn>
    </msub>
    <annotation encoding="StarMath 5.0">8_10</annotation>
  </semantics>
</math>
</file>

<file path=Object 10/content.xml><?xml version="1.0" encoding="utf-8"?>
<math xmlns="http://www.w3.org/1998/Math/MathML" display="block">
  <semantics>
    <mrow>
      <mo stretchy="false">−</mo>
      <msub>
        <mn>50</mn>
        <mn>10</mn>
      </msub>
    </mrow>
    <annotation encoding="StarMath 5.0">-50_10</annotation>
  </semantics>
</math>
</file>

<file path=Object 11/content.xml><?xml version="1.0" encoding="utf-8"?>
<math xmlns="http://www.w3.org/1998/Math/MathML" display="block">
  <semantics>
    <mrow>
      <mi mathvariant="italic">FFA</mi>
      <mrow>
        <msub>
          <mn>6</mn>
          <mn>16</mn>
        </msub>
        <mo stretchy="false">=</mo>
        <mrow>
          <mo stretchy="false">−</mo>
          <msub>
            <mn>50</mn>
            <mn>10</mn>
          </msub>
        </mrow>
      </mrow>
    </mrow>
    <annotation encoding="StarMath 5.0">FFA6_16 = -50_10</annotation>
  </semantics>
</math>
</file>

<file path=Object 2/content.xml><?xml version="1.0" encoding="utf-8"?>
<math xmlns="http://www.w3.org/1998/Math/MathML" display="block">
  <semantics>
    <msub>
      <mn>100</mn>
      <mn>16</mn>
    </msub>
    <annotation encoding="StarMath 5.0">100_{ 16 }</annotation>
  </semantics>
</math>
</file>

<file path=Object 3/content.xml><?xml version="1.0" encoding="utf-8"?>
<math xmlns="http://www.w3.org/1998/Math/MathML" display="block">
  <semantics>
    <mrow>
      <mi mathvariant="italic">CX</mi>
      <mo stretchy="false">≠</mo>
      <mn>0</mn>
    </mrow>
    <annotation encoding="StarMath 5.0">CX neq 0</annotation>
  </semantics>
</math>
</file>

<file path=Object 4/content.xml><?xml version="1.0" encoding="utf-8"?>
<math xmlns="http://www.w3.org/1998/Math/MathML" display="block">
  <semantics>
    <mrow>
      <mi mathvariant="italic">ZF</mi>
      <mo stretchy="false">=</mo>
      <mn>1</mn>
    </mrow>
    <annotation encoding="StarMath 5.0">ZF = 1</annotation>
  </semantics>
</math>
</file>

<file path=Object 5/content.xml><?xml version="1.0" encoding="utf-8"?>
<math xmlns="http://www.w3.org/1998/Math/MathML" display="block">
  <semantics>
    <mrow>
      <mi mathvariant="italic">ZF</mi>
      <mo stretchy="false">=</mo>
      <mn>0</mn>
    </mrow>
    <annotation encoding="StarMath 5.0">ZF = 0</annotation>
  </semantics>
</math>
</file>

<file path=Object 6/content.xml><?xml version="1.0" encoding="utf-8"?>
<math xmlns="http://www.w3.org/1998/Math/MathML" display="block">
  <semantics>
    <mrow>
      <mi>P</mi>
      <mo stretchy="false">=</mo>
      <mn>1</mn>
    </mrow>
    <annotation encoding="StarMath 5.0">P=1</annotation>
  </semantics>
</math>
</file>

<file path=Object 7/content.xml><?xml version="1.0" encoding="utf-8"?>
<math xmlns="http://www.w3.org/1998/Math/MathML" display="block">
  <semantics>
    <mrow>
      <msub>
        <mn>0008</mn>
        <mn>16</mn>
      </msub>
      <mo stretchy="false">=</mo>
      <msub>
        <mn>8</mn>
        <mn>10</mn>
      </msub>
    </mrow>
    <annotation encoding="StarMath 5.0">0008_16 = 8_10</annotation>
  </semantics>
</math>
</file>

<file path=Object 8/content.xml><?xml version="1.0" encoding="utf-8"?>
<math xmlns="http://www.w3.org/1998/Math/MathML" display="block">
  <semantics>
    <mrow>
      <mo stretchy="false">−</mo>
      <msub>
        <mn>1</mn>
        <mn>10</mn>
      </msub>
    </mrow>
    <annotation encoding="StarMath 5.0">-1_10</annotation>
  </semantics>
</math>
</file>

<file path=Object 9/content.xml><?xml version="1.0" encoding="utf-8"?>
<math xmlns="http://www.w3.org/1998/Math/MathML" display="block">
  <semantics>
    <mrow>
      <msub>
        <mi mathvariant="italic">FFFF</mi>
        <mn>16</mn>
      </msub>
      <mo stretchy="false">=</mo>
      <mrow>
        <mo stretchy="false">−</mo>
        <msub>
          <mn>1</mn>
          <mn>10</mn>
        </msub>
      </mrow>
    </mrow>
    <annotation encoding="StarMath 5.0">FFFF_16 = -1_10</annotation>
  </semantics>
</math>
</file>